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46:52.670928540</meta:creation-date>
    <dc:date>2020-04-01T22:59:44.725394490</dc:date>
    <meta:editing-duration>PT18M19S</meta:editing-duration>
    <meta:editing-cycles>3</meta:editing-cycles>
    <meta:generator>LibreOffice/6.0.7.3$Linux_AARCH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